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6"/>
    <style:style style:name="P6" style:family="paragraph" style:parent-style-name="Preformatted_20_Text" style:list-style-name="L6">
      <style:paragraph-properties style:writing-mode="lr-tb"/>
    </style:style>
    <style:style style:name="P7" style:family="paragraph" style:parent-style-name="Preformatted_20_Text" style:list-style-name="L6">
      <style:paragraph-properties fo:margin-top="0in" fo:margin-bottom="0.1965in" style:contextual-spacing="false" style:writing-mode="lr-tb"/>
    </style:style>
    <style:style style:name="P8" style:family="paragraph" style:parent-style-name="Preformatted_20_Text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the steps to <text:span text:style-name="Strong_20_Emphasis">deploy the MEV bot</text:span>:</text:p>
      <text:h text:style-name="Heading_20_3" text:outline-level="3">1. <text:span text:style-name="Strong_20_Emphasis">Set Up Your Environment</text:span></text:h>
      <text:p text:style-name="Text_20_body">Make sure you have the following tools installed:</text:p>
      <text:list text:style-name="L1">
        <text:list-item>
          <text:p text:style-name="P10"><text:span text:style-name="Strong_20_Emphasis">Rust</text:span>: Install the latest version from here.</text:p>
        </text:list-item>
        <text:list-item>
          <text:p text:style-name="P10"><text:span text:style-name="Strong_20_Emphasis">Solidity Compiler</text:span>: Install Solidity to compile the smart contracts (you can use Remix or a local setup).</text:p>
        </text:list-item>
        <text:list-item>
          <text:p text:style-name="P10"><text:span text:style-name="Strong_20_Emphasis">Node.js and npm</text:span>: Install Node.js to run the contract deployment scripts (Node.js download link).</text:p>
        </text:list-item>
        <text:list-item>
          <text:p text:style-name="P9"><text:span text:style-name="Strong_20_Emphasis">Ethereum Wallet</text:span>: You'll need ETH to pay for deployment and transaction fees.</text:p>
        </text:list-item>
      </text:list>
      <text:h text:style-name="Heading_20_3" text:outline-level="3">2. <text:span text:style-name="Strong_20_Emphasis">Add API Keys and Contract Addresses</text:span></text:h>
      <text:list text:style-name="L2">
        <text:list-item>
          <text:p text:style-name="P12"><text:span text:style-name="Strong_20_Emphasis">API Keys</text:span>: Add your Infura project ID and any other necessary API keys into the appropriate configuration files.</text:p>
        </text:list-item>
        <text:list-item>
          <text:p text:style-name="P11"><text:span text:style-name="Strong_20_Emphasis">Contract Addresses</text:span>: For each smart contract you deploy, update the corresponding contract address in the configuration files located in <text:span text:style-name="Source_20_Text">/config</text:span>.</text:p>
        </text:list-item>
      </text:list>
      <text:h text:style-name="Heading_20_3" text:outline-level="3">3. <text:span text:style-name="Strong_20_Emphasis">Compile the Rust Code</text:span></text:h>
      <text:p text:style-name="Text_20_body">In the project’s root directory, compile your Rust project:</text:p>
      <text:p text:style-name="Preformatted_20_Text">bash</text:p>
      <text:p text:style-name="Preformatted_20_Text">Copy code</text:p>
      <text:p text:style-name="P2"><text:span text:style-name="Source_20_Text">cargo build --release</text:span></text:p>
      <text:p text:style-name="Text_20_body">This ensures that all dependencies are installed, and the project is compiled correctly.</text:p>
      <text:h text:style-name="Heading_20_3" text:outline-level="3">4. <text:span text:style-name="Strong_20_Emphasis">Deploy the Smart Contracts</text:span></text:h>
      <text:p text:style-name="Text_20_body">Go to the <text:span text:style-name="Strong_20_Emphasis"><text:span text:style-name="Source_20_Text">/scripts</text:span></text:span> folder and use the deployment scripts to deploy the smart contracts to the Ethereum network.</text:p>
      <text:p text:style-name="Text_20_body"><text:span text:style-name="Strong_20_Emphasis">Steps to Deploy:</text:span></text:p>
      <text:list text:style-name="L3">
        <text:list-item>
          <text:p text:style-name="P13"><text:span text:style-name="Strong_20_Emphasis">Navigate to the scripts directory:</text:span></text:p>
        </text:list-item>
      </text:list>
      <text:p text:style-name="Preformatted_20_Text">bash</text:p>
      <text:p text:style-name="Preformatted_20_Text">Copy code</text:p>
      <text:p text:style-name="P2"><text:span text:style-name="Source_20_Text">cd scripts</text:span></text:p>
      <text:list text:style-name="L4">
        <text:list-item>
          <text:p text:style-name="P14"><text:span text:style-name="Strong_20_Emphasis">Deploy Smart Contracts Using Node.js Scripts:</text:span></text:p>
        </text:list-item>
      </text:list>
      <text:p text:style-name="Text_20_body">For each strategy (e.g., Arbitrage, FlashLoan), deploy the corresponding contract:</text:p>
      <text:p text:style-name="Preformatted_20_Text">bash</text:p>
      <text:p text:style-name="Preformatted_20_Text">Copy code</text:p>
      <text:p text:style-name="P2"><text:span text:style-name="Source_20_Text">node deploy_Arbitrage.js</text:span></text:p>
      <text:p text:style-name="Text_20_body">or</text:p>
      <text:p text:style-name="Preformatted_20_Text"><text:soft-page-break/>bash</text:p>
      <text:p text:style-name="Preformatted_20_Text">Copy code</text:p>
      <text:p text:style-name="P2"><text:span text:style-name="Source_20_Text">node deploy_FlashLoan.js</text:span></text:p>
      <text:p text:style-name="Text_20_body">Each deployment script will output the contract address once it is successfully deployed. Make sure to copy the contract address.</text:p>
      <text:list text:style-name="L5">
        <text:list-item>
          <text:p text:style-name="P15"><text:span text:style-name="Strong_20_Emphasis">Update Configuration Files:</text:span></text:p>
        </text:list-item>
      </text:list>
      <text:p text:style-name="Text_20_body">After deploying a contract, copy the deployed contract address and update the relevant config file in the <text:span text:style-name="Strong_20_Emphasis"><text:span text:style-name="Source_20_Text">/config</text:span></text:span> folder. For example:</text:p>
      <text:p text:style-name="Preformatted_20_Text">json</text:p>
      <text:p text:style-name="Preformatted_20_Text">Copy code</text:p>
      <text:p text:style-name="P1"><text:span text:style-name="Source_20_Text">// config/arbitrage_config.json</text:span></text:p>
      <text:p text:style-name="P3"><text:span text:style-name="Source_20_Text">{</text:span></text:p>
      <text:p text:style-name="P3"><text:span text:style-name="Source_20_Text"><text:s text:c="4"/>"arbitrage_contract_address": "0xDeployedContractAddress", <text:s/>// Update with actual address</text:span></text:p>
      <text:p text:style-name="P3"><text:span text:style-name="Source_20_Text"><text:s text:c="4"/>"uniswap_router_address": "0x...",</text:span></text:p>
      <text:p text:style-name="P3"><text:span text:style-name="Source_20_Text"><text:s text:c="4"/>"sushiswap_router_address": "0x...",</text:span></text:p>
      <text:p text:style-name="P3"><text:span text:style-name="Source_20_Text"><text:s text:c="4"/>"arbitrage_token_a": "0x...",</text:span></text:p>
      <text:p text:style-name="P3"><text:span text:style-name="Source_20_Text"><text:s text:c="4"/>"arbitrage_token_b": "0x...",</text:span></text:p>
      <text:p text:style-name="P3"><text:span text:style-name="Source_20_Text"><text:s text:c="4"/>"max_gas_limit": 5000000,</text:span></text:p>
      <text:p text:style-name="P3"><text:span text:style-name="Source_20_Text"><text:s text:c="4"/>"min_profit_margin": 0.01</text:span></text:p>
      <text:p text:style-name="P4"><text:span text:style-name="Source_20_Text">}</text:span></text:p>
      <text:h text:style-name="Heading_20_3" text:outline-level="3">5. <text:span text:style-name="Strong_20_Emphasis">Run the Bot</text:span></text:h>
      <text:p text:style-name="Text_20_body">Once all the contracts are deployed and configuration files are updated, you can run the bot.</text:p>
      <text:p text:style-name="Text_20_body">From the root directory of your project, execute:</text:p>
      <text:p text:style-name="Preformatted_20_Text">bash</text:p>
      <text:p text:style-name="Preformatted_20_Text">Copy code</text:p>
      <text:p text:style-name="P2"><text:span text:style-name="Source_20_Text">cargo run --release</text:span></text:p>
      <text:p text:style-name="Text_20_body">This will run the bot based on the strategy defined in the <text:span text:style-name="Strong_20_Emphasis"><text:span text:style-name="Source_20_Text">global_config.json</text:span></text:span> file. For example, if <text:span text:style-name="Strong_20_Emphasis"><text:span text:style-name="Source_20_Text">bot_mode</text:span></text:span> is set to <text:span text:style-name="Source_20_Text">"arbitrage"</text:span>, the bot will execute arbitrage strategies.</text:p>
      <text:p text:style-name="Horizontal_20_Line"/>
      <text:h text:style-name="Heading_20_3" text:outline-level="3">6. <text:span text:style-name="Strong_20_Emphasis">Deploying to a Specific Ethereum Network</text:span></text:h>
      <text:p text:style-name="Text_20_body">You can choose which Ethereum network to deploy the bot and contracts on. Here’s how:</text:p>
      <text:list text:style-name="L6">
        <text:list-item>
          <text:p text:style-name="P16"><text:span text:style-name="Strong_20_Emphasis">Mainnet Deployment</text:span>: If you’re deploying on <text:span text:style-name="Strong_20_Emphasis">mainnet</text:span>, make sure to configure <text:span text:style-name="Strong_20_Emphasis"><text:span text:style-name="Source_20_Text">global_config.json</text:span></text:span> like this:</text:p>
          <text:p text:style-name="P5">json</text:p>
          <text:p text:style-name="P5">Copy code</text:p>
          <text:p text:style-name="P8"><text:span text:style-name="Source_20_Text">{</text:span></text:p>
          <text:p text:style-name="P6"><text:span text:style-name="Source_20_Text"><text:s text:c="4"/>"infura_project_id": "your-mainnet-infura-project-id",</text:span></text:p>
          <text:p text:style-name="P6"><text:span text:style-name="Source_20_Text"><text:s text:c="4"/>"network": "mainnet",</text:span></text:p>
          <text:p text:style-name="P6"><text:span text:style-name="Source_20_Text"><text:s text:c="4"/>"default_gas_limit": 5000000</text:span></text:p>
          <text:p text:style-name="P7"><text:span text:style-name="Source_20_Text">}</text:span></text:p>
          <text:p text:style-name="P16"><text:soft-page-break/>Then deploy contracts and run the bot on the <text:span text:style-name="Strong_20_Emphasis">mainnet</text:span>.</text:p>
        </text:list-item>
        <text:list-item>
          <text:p text:style-name="P16"><text:span text:style-name="Strong_20_Emphasis">Testnet Deployment</text:span> (e.g., Rinkeby or Kovan): To deploy and test on a test network (such as <text:span text:style-name="Strong_20_Emphasis">Rinkeby</text:span>), update the <text:span text:style-name="Strong_20_Emphasis">network</text:span> in your config:</text:p>
          <text:p text:style-name="P5">json</text:p>
          <text:p text:style-name="P5">Copy code</text:p>
          <text:p text:style-name="P8"><text:span text:style-name="Source_20_Text">{</text:span></text:p>
          <text:p text:style-name="P6"><text:span text:style-name="Source_20_Text"><text:s text:c="4"/>"infura_project_id": "your-rinkeby-infura-project-id",</text:span></text:p>
          <text:p text:style-name="P6"><text:span text:style-name="Source_20_Text"><text:s text:c="4"/>"network": "rinkeby",</text:span></text:p>
          <text:p text:style-name="P6"><text:span text:style-name="Source_20_Text"><text:s text:c="4"/>"default_gas_limit": 5000000</text:span></text:p>
          <text:p text:style-name="P7"><text:span text:style-name="Source_20_Text">}</text:span></text:p>
          <text:p text:style-name="P16">Then deploy the contracts and run the bot on the Rinkeby test network.</text:p>
        </text:list-item>
      </text:list>
      <text:h text:style-name="Heading_20_3" text:outline-level="3">7. <text:span text:style-name="Strong_20_Emphasis">Running the Dashboard</text:span></text:h>
      <text:p text:style-name="Text_20_body">If the <text:span text:style-name="Strong_20_Emphasis">dashboard</text:span> is enabled in your configuration, you can access it by running the dashboard server:</text:p>
      <text:p text:style-name="Preformatted_20_Text">bash</text:p>
      <text:p text:style-name="Preformatted_20_Text">Copy code</text:p>
      <text:p text:style-name="P2"><text:span text:style-name="Source_20_Text">cargo run --release</text:span></text:p>
      <text:p text:style-name="Text_20_body">Then open a web browser and navigate to:</text:p>
      <text:p text:style-name="Preformatted_20_Text">bash</text:p>
      <text:p text:style-name="Preformatted_20_Text">Copy code</text:p>
      <text:p text:style-name="P2"><text:span text:style-name="Source_20_Text">http://localhost:8080/dashboard</text:span></text:p>
      <text:p text:style-name="Text_20_body">The port and refresh interval are defined in <text:span text:style-name="Strong_20_Emphasis"><text:span text:style-name="Source_20_Text">dashboard_config.json</text:span></text:span>.</text:p>
      <text:p text:style-name="Horizontal_20_Line"/>
      <text:h text:style-name="Heading_20_3" text:outline-level="3">Deployment Recap:</text:h>
      <text:list text:style-name="L7">
        <text:list-item>
          <text:p text:style-name="P18"><text:span text:style-name="Strong_20_Emphasis">Compile the Rust code</text:span>: <text:span text:style-name="Source_20_Text">cargo build --release</text:span>.</text:p>
        </text:list-item>
        <text:list-item>
          <text:p text:style-name="P18"><text:span text:style-name="Strong_20_Emphasis">Deploy the contracts</text:span>: Run <text:span text:style-name="Source_20_Text">node deploy_&lt;ContractName&gt;.js</text:span> for each contract.</text:p>
        </text:list-item>
        <text:list-item>
          <text:p text:style-name="P18"><text:span text:style-name="Strong_20_Emphasis">Update the config files</text:span>: Add contract addresses to the <text:span text:style-name="Strong_20_Emphasis"><text:span text:style-name="Source_20_Text">/config</text:span></text:span> files.</text:p>
        </text:list-item>
        <text:list-item>
          <text:p text:style-name="P17"><text:span text:style-name="Strong_20_Emphasis">Run the bot</text:span>: Execute <text:span text:style-name="Source_20_Text">cargo run --release</text:span> to start the bot.</text:p>
        </text:list-item>
      </text:list>
      <text:p text:style-name="Text_20_body">That’s it! The bot should be up and running.</text:p>
      <text:p text:style-name="Text_20_body">Let me know if you need further clarification or assistanc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09:57.203167224</meta:creation-date>
    <dc:date>2024-09-20T12:10:39.405701484</dc:date>
    <meta:editing-duration>PT42S</meta:editing-duration>
    <meta:editing-cycles>1</meta:editing-cycles>
    <meta:document-statistic meta:table-count="0" meta:image-count="0" meta:object-count="0" meta:page-count="3" meta:paragraph-count="91" meta:word-count="577" meta:character-count="3791" meta:non-whitespace-character-count="3272"/>
    <meta:generator>LibreOffice/24.2.5.2$Linux_X86_64 LibreOffice_project/420$Build-2</meta:generator>
  </office:meta>
</office:document-meta>
</file>